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(h0, h1)</text:p>
      <text:p text:style-name="Standard"><text:tab/>PK:h0</text:p>
      <text:p text:style-name="Standard"/>
      <text:p text:style-name="Standard">E(e0, e1)</text:p>
      <text:p text:style-name="Standard"><text:tab/>PK:e0</text:p>
      <text:p text:style-name="Standard"/>
      <text:p text:style-name="Standard">A(a0, a1)</text:p>
      <text:p text:style-name="Standard"><text:tab/>PK:a0</text:p>
      <text:p text:style-name="Standard"/>
      <text:p text:style-name="Standard">B(b0, bA)</text:p>
      <text:p text:style-name="Standard"><text:tab/>PK: bA</text:p>
      <text:p text:style-name="Standard"><text:tab/>FK: bA -&gt; A</text:p>
      <text:p text:style-name="Standard">En las generalizaciones TOTAL no se capta.</text:p>
      <text:p text:style-name="Standard"/>
      <text:p text:style-name="Standard">C(c0, c1, cA)</text:p>
      <text:p text:style-name="Standard"><text:tab/>PK: cA</text:p>
      <text:p text:style-name="Standard"><text:tab/>FK: cA -&gt; A</text:p>
      <text:p text:style-name="Standard">En las generalizaciones TOTAL no se capta.</text:p>
      <text:p text:style-name="Standard"/>
      <text:p text:style-name="Standard">D(d0, d1, dC)</text:p>
      <text:p text:style-name="Standard"><text:tab/>PK:(d0, dC)</text:p>
      <text:p text:style-name="Standard"><text:tab/>FK: dC -&gt; C</text:p>
      <text:p text:style-name="Standard"/>
      <text:p text:style-name="Standard">F(f0, f1)</text:p>
      <text:p text:style-name="Standard"><text:tab/>PK: f0</text:p>
      <text:p text:style-name="Standard"/>
      <text:p text:style-name="Standard">G(g0, g1)</text:p>
      <text:p text:style-name="Standard"><text:tab/>PK:g0</text:p>
      <text:p text:style-name="Standard"/>
      <text:p text:style-name="Standard">R3(r3f, r3g, r3)</text:p>
      <text:p text:style-name="Standard"><text:tab/>PK: r3F</text:p>
      <text:p text:style-name="Standard"><text:tab/>UK: r3G</text:p>
      <text:p text:style-name="Standard"><text:tab/>FK:r3F -&gt; F</text:p>
      <text:p text:style-name="Standard"><text:tab/>FK: r3G -&gt; G</text:p>
      <text:p text:style-name="Standard"/>
      <text:p text:style-name="Standard">R4(r4H, r4R3)</text:p>
      <text:p text:style-name="Standard"><text:tab/>PK: (r4H, r4R3)</text:p>
      <text:p text:style-name="Standard"><text:tab/>FK: r4R3 -&gt; R3</text:p>
      <text:p text:style-name="Standard"/>
      <text:p text:style-name="Standard">R2(r2D1, r2D2, r2E, r2F, r)</text:p>
      <text:p text:style-name="Standard"><text:tab/>PK: (r2D1, r2D2, r2E)</text:p>
      <text:p text:style-name="Standard"><text:tab/>UK: ( r2D1, r2D2, r2F)</text:p>
      <text:p text:style-name="Standard"><text:tab/>FK: (r2D1, r2D2) -&gt; D</text:p>
      <text:p text:style-name="Standard"><text:tab/>FK: r2F -&gt; F</text:p>
      <text:p text:style-name="Standard"><text:tab/>FK: r2E -&gt; 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3S</meta:editing-duration>
    <meta:editing-cycles>3</meta:editing-cycles>
    <meta:generator>OpenOffice/4.1.2$Win32 OpenOffice.org_project/412m3$Build-9782</meta:generator>
    <dc:date>2021-12-06T13:52:30.08</dc:date>
    <meta:document-statistic meta:table-count="0" meta:image-count="0" meta:object-count="0" meta:page-count="1" meta:paragraph-count="35" meta:word-count="106" meta:character-count="478"/>
    <dc:creator>Javier Esteve López</dc:creator>
    <meta:user-defined meta:name="Info 1"/>
    <meta:user-defined meta:name="Info 2"/>
    <meta:user-defined meta:name="Info 3"/>
    <meta:user-defined meta:name="Info 4"/>
  </office:meta>
</office:document-meta>
</file>